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96pt" style:font-size-asian="96pt" style:font-size-complex="96pt"/>
    </style:style>
    <style:style style:name="P2" style:family="paragraph" style:parent-style-name="Standard">
      <style:paragraph-properties fo:text-align="start" style:justify-single-word="false"/>
      <style:text-properties style:font-name="Trebuchet MS" fo:font-size="32pt" style:font-size-asian="32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H</text:p>
      <text:p text:style-name="P1"/>
      <text:p text:style-name="P1"/>
      <text:p text:style-name="P1"/>
      <text:p text:style-name="P1"/>
      <text:p text:style-name="P1"/>
      <text:p text:style-name="P2"><text:soft-page-break/>And so I gather darkness again for one last document of good learning, that we plan the dark rebuke against the creatures coming from the temporal rift for everything they so plot against us in secret, and then we will get to the things they plan to do to us in the light. <text:s/>Therein be noted all voices should be heard, but really if no rebuke is made I will not blame you for not speaking up. <text:s/>Let us begin, what is their foul secret name?</text:p>
      <text:p text:style-name="P2"/>
      <text:p text:style-name="P2">Karna Djinn: <text:s/>They call themselves Ori but know themselves to be Kamuli Kanaba, the eminent ones <text:soft-page-break/>in their language.</text:p>
      <text:p text:style-name="P2"/>
      <text:p text:style-name="P2">Matt: <text:s/>Right, for this deviousness against us I propose that we backbite in the name of Jihad, that we not use our hands on purpose for their rebuke of us in this regard as a lesson to them they will never understand, much less ourselves. <text:s/>In this way I confuse them, if any object let it be heard.</text:p>
      <text:p text:style-name="P2"/>
      <text:p text:style-name="P2">Yushumuureh: <text:s/>We say BOING to that enemy, and HURRAH to Matt, we see love enter us for it!</text:p>
      <text:p text:style-name="P2"/>
      <text:p text:style-name="P2">Shenzan: <text:s/>We declare that is too <text:soft-page-break/>much for one small thing, but if that be your ineffable way then so be it, we see that darkly right but wonder about it.</text:p>
      <text:p text:style-name="P2"/>
      <text:p text:style-name="P2">Matt: And truly it could pin me against myself in some regards so we plot here. <text:s/>Next up is their tactic. <text:s/>Do they wish to so conspire peacefully in any way upon us?</text:p>
      <text:p text:style-name="P2"/>
      <text:p text:style-name="P2">Karna Djinn: <text:s/>We respond and say yes, they will do that in the name of good and conspire secretly to crush you, it is their way.</text:p>
      <text:p text:style-name="P2"/>
      <text:p text:style-name="P2">Matt: <text:s/>AND it is their way? <text:s/>Their <text:soft-page-break/>capitol will not survive, any part of it seen will be wreck. <text:s/>It matters not how to me, but we will see to a more humane way than nuclear weapons if we are able. <text:s/>Let any who argue that be noted here.</text:p>
      <text:p text:style-name="P2"/>
      <text:p text:style-name="P2">Yushumuureh: <text:s/>You say BOING louder than anyone we have seen, that much is so, HOORAY for the love coming to me!</text:p>
      <text:p text:style-name="P2"/>
      <text:p text:style-name="P2">Shenzan: <text:s/>We declare that a right punishment for this crime! <text:s/>Aha!</text:p>
      <text:p text:style-name="P2"/>
      <text:p text:style-name="P2">Matt: <text:s/>Then if any are left to be heard then let's hear it. <text:s/>Then I <text:soft-page-break/>say this, let the coming of that devastation be the end of it so ineffably that they, from far away, conspire to stay their agenda, if only temporarily, that we threaten them so hard. <text:s/>Now it is time to conspire on other things, if that is disagreeable by any let it be known. <text:s/>Then let us commence, what are their people like? <text:s/>I want to know their most precious custom they cherish.</text:p>
      <text:p text:style-name="P2"/>
      <text:p text:style-name="P2">Shenzan: <text:s/>They declare love is a sovereign, that it exists temporally which it doth not, and promote that it's law be introduced. <text:s/>Then we will see who <text:soft-page-break/>is boss if that is so or not.</text:p>
      <text:p text:style-name="P2"/>
      <text:p text:style-name="P2">Matt: I honor the last statement made and say that we wish to deal with this. <text:s/>They will see love come alive and their innocent seers I am being told about will know of it, and love itself WILL argue for the first time, though they will be blind to it. <text:s/>We tell them not out of spite! <text:s/>Let any disagree with that notion!</text:p>
      <text:p text:style-name="P2"/>
      <text:p text:style-name="P2">Yushumuureh: <text:s/>We say PAAH to the concept of that, but know his way to be true. <text:s/>But how does it come alive?</text:p>
      <text:p text:style-name="P2"/>
      <text:p text:style-name="P2"><text:soft-page-break/>Matt: <text:s/>It is compounded that way so that love itself does not act like dark love, bringing knowledge with it. <text:s/>The truth is, to be done lived as though alive is like to say it forbids other things. <text:s/>In this way, it lasts as long as you want, as freely as you want. <text:s/>Aren't you grateful to Allah Subhanna wa ta'ala for making that so for us? <text:s/>Love doesn't mind! :)</text:p>
      <text:p text:style-name="P2"/>
      <text:p text:style-name="P2">Yushumuureh: <text:s/>Love just came to us again over that statement, we know it to be exact now, thank you, it tells us this!</text:p>
      <text:p text:style-name="P2"/>
      <text:p text:style-name="P2">Matt: <text:s/>Well put, if there are any <text:soft-page-break/>other considerations then let us proceed.</text:p>
      <text:p text:style-name="P2"/>
      <text:p text:style-name="P2">Bolume: <text:s/>We wish it known that this is the most dark thing we have ever seen a human produce, good on you Matt!</text:p>
      <text:p text:style-name="P2"/>
      <text:p text:style-name="P2">Matt: <text:s/>Thank you, I do try. <text:s/>I do think that is all but I'll wait. <text:s/>Allright, that should be enough time, let us consider the next thing. <text:s/>Do they hide a deviousness with the shaping of their vessels? Some design them threatening, others inconspicuous for devious reason. <text:s/>Is that so here?</text:p>
      <text:p text:style-name="P2"/>
      <text:p text:style-name="P2"><text:soft-page-break/>Shenzan: <text:s/>They built them to start doing this type of work, they certainly hide the fact they are threat with it, in the shaping and all of their use of them.</text:p>
      <text:p text:style-name="P2"/>
      <text:p text:style-name="P2">Matt: <text:s/>Well that I find plain of them, so we report to be unconventional and desecrate their vessels with graffiti in public, at the time of bombing or otherwise, when it is convenient and well timed with that event. <text:s/>If any disagree or have a suggestion for graffiti markings, let them be heard.</text:p>
      <text:p text:style-name="P2"/>
      <text:p text:style-name="P2">Yushumuureh: <text:s/>We see love come <text:soft-page-break/>in for this one! <text:s/>We want the mark of Holomak to be written on ALL of them, and the mark of Buchera to be upon three of them!</text:p>
      <text:p text:style-name="P2"/>
      <text:p text:style-name="P2">Matt: <text:s/>So it will be, inshallah we have enough time to meet that we can acquire those markings for ourselves to use there. <text:s/>Know it with great joy that I say that is most well by me and the unseen, those two markings in particular. <text:s/>I encourage those who wish to bear them to seek them, in honor of this day as though to greatly expand on the dark rebuke! <text:s/>Let any who disagree say. <text:s/>Then there is nothing left to say of that. <text:s/>Now <text:soft-page-break/>onto deceptive measures. <text:s/>Will they exacerbate a wealth to destabilize the economy?</text:p>
      <text:p text:style-name="P2"/>
      <text:p text:style-name="P2">Shenzan: <text:s/>No, they plan to crush it militarily through sneaky intervention mechanisms.</text:p>
      <text:p text:style-name="P2"/>
      <text:p text:style-name="P2">Matt: <text:s/>For their inadequacy they receive the punishment. <text:s/>We convince them the sky will turn purple and convince them well. <text:s/>It is a matter of time, if any have anything to say of that or the colour purple then let it be known. <text:s/>So be it, nothing was said. <text:s/>About their deviousness, will they kill any of the foreign <text:soft-page-break/>leaders so as to exact a temporary confusion against our people internally?</text:p>
      <text:p text:style-name="P2"/>
      <text:p text:style-name="P2">Shenzan: <text:s/>They seek that and more with other leaders, that is the confusing mechanism they intend later.</text:p>
      <text:p text:style-name="P2"/>
      <text:p text:style-name="P2">Matt: <text:s/>Hmm, impressive. <text:s/>I will deal with this when more compounds it, for at another time other things will be devised, knowing more about them in their temporary peace time will prove effective there. <text:s/>For the record, what other ways will be conspired upon that we do not think of? <text:s/>I <text:soft-page-break/>will name a few in sequence here that many speak up at once.</text:p>
      <text:p text:style-name="P2"/>
      <text:p text:style-name="P2">Shaaku: We say you should berate them in good time over the fact that they allege Earth is a sacred territory to an idol they worship called Bafumerah, they know it to be lies and say this anyway.</text:p>
      <text:p text:style-name="P2"/>
      <text:p text:style-name="P2">Yushumuureh: <text:s/>We know them BOING other people's too hard, berate them for this endeavour please!</text:p>
      <text:p text:style-name="P2"/>
      <text:p text:style-name="P2">Shenzan: We declare they used children as a plot against their people once, in an insult to their <text:soft-page-break/>intelligence. <text:s/>Berate them over it please!</text:p>
      <text:p text:style-name="P2"/>
      <text:p text:style-name="P2">Daaku: Matt, know well you're doing this in good faith, don't think too seriously about this one because they do conspire that way in many regards over many people, it will be the same with you as it was with them if you do not stop it.</text:p>
      <text:p text:style-name="P2"/>
      <text:p text:style-name="P2">Ovure: Know it well they berated over the law concerning wealth, that it opposed their scheme and they invented a thing over it!</text:p>
      <text:p text:style-name="P2"/>
      <text:p text:style-name="P2">Matt: <text:s/>And so for the former <text:soft-page-break/>three, I take the fourth into consideration and pose we devise a way to plot against their people's deep held beliefs in such a way that they become all wise in darkness secretly, never knowing their gift and every time they visit the forest of the dark world they will know the riddle of the trees, who told you that? <text:s/>Mysterious ones were here, who are they? <text:s/>Oh no, oh way, what sight is being given? <text:s/>They will speak of it plainly in the trees and riddle of it in the apples. <text:s/>For them, Molusimeri! <text:s/>Amen, and for the last one we berate them in public once and make it <text:soft-page-break/>excusable, that they will conspire on us again in this way and we will expel them over it somehow! <text:s/>Let any who argue here speak, Allah wishes to after you. <text:s/>None speak, let Allah say what he wishes.</text:p>
      <text:p text:style-name="P2"/>
      <text:p text:style-name="P2">Allah: <text:s/>Know full well I come for them through Matt, all of you come to him when you want to fulfill a part of the plan not realized, that your wealth be included in this undoing as it progresses, for they will say much on Earth and that I rebuke forever. <text:s/>Know it well we come together for this purpose, arise <text:soft-page-break/>Matt! <text:s/>They come tonight!</text:p>
      <text:p text:style-name="P2"/>
      <text:p text:style-name="P2">Matt: <text:s/>And so I shall rise. <text:s/>If they ask any CIA or other intelligence people if they have a spiritual thing on their radar, do point me out and say he's offered the Ori coming that they can seek his counsel at ANY time they wish, given the opportunity to travel. <text:s/>I feel that be concluded well upon, and I leave it for the CIA to compound a plan based on what has been said together with allies and promote the most successful version of this plan. <text:s/>Let's be doing this together, so devise it well among you that I join you <text:soft-page-break/>later in that way. <text:s/>The Mother would like to “bellow” as it were, respect it dark life!</text:p>
      <text:p text:style-name="P2"/>
      <text:p text:style-name="P2">Mother: <text:s/>I bellow against them ineffably, that they catastophize my involvement with you so heavily that I cannot promote them anymore. <text:s/>Goodbye, you scurvy lot!</text:p>
      <text:p text:style-name="P2"/>
      <text:p text:style-name="P2">Matt: <text:s/>Let the document be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1T16:06:55.74</meta:creation-date>
    <dc:date>2022-09-11T16:43:32.78</dc:date>
    <meta:editing-duration>PT36M38S</meta:editing-duration>
    <meta:editing-cycles>2</meta:editing-cycles>
    <meta:generator>OpenOffice/4.1.8$Win32 OpenOffice.org_project/418m3$Build-9803</meta:generator>
    <meta:document-statistic meta:table-count="0" meta:image-count="0" meta:object-count="0" meta:page-count="19" meta:paragraph-count="38" meta:word-count="1636" meta:character-count="8611"/>
  </office:meta>
</office:document-meta>
</file>